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63cd9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0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65dd20"/>
    </style:style>
    <style:style style:name="T34" style:family="text">
      <style:text-properties officeooo:rsid="0068e1b2"/>
    </style:style>
    <style:style style:name="T35" style:family="text">
      <style:text-properties officeooo:rsid="00751f40"/>
    </style:style>
    <style:style style:name="T36" style:family="text">
      <style:text-properties officeooo:rsid="007860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88cf0" style:font-style-asian="italic" style:font-style-complex="italic"/>
    </style:style>
    <style:style style:name="T39" style:family="text">
      <style:text-properties officeooo:rsid="007e460a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officeooo:rsid="0083bae8"/>
    </style:style>
    <style:style style:name="T42" style:family="text">
      <style:text-properties officeooo:rsid="008561e7"/>
    </style:style>
    <style:style style:name="T43" style:family="text">
      <style:text-properties fo:font-style="normal" officeooo:rsid="003585e3" style:font-style-asian="normal" style:font-name-complex="Courier New" style:font-style-complex="normal"/>
    </style:style>
    <style:style style:name="T44" style:family="text">
      <style:text-properties fo:font-style="normal" officeooo:rsid="00394ecd" style:font-style-asian="normal" style:font-name-complex="Courier New" style:font-style-complex="normal"/>
    </style:style>
    <style:style style:name="T45" style:family="text">
      <style:text-properties fo:font-style="normal" officeooo:rsid="0035f57c" style:font-style-asian="normal" style:font-name-complex="Courier New" style:font-style-complex="normal"/>
    </style:style>
    <style:style style:name="T46" style:family="text">
      <style:text-properties fo:font-style="normal" officeooo:rsid="003b9a71" style:font-style-asian="normal" style:font-name-complex="Courier New" style:font-style-complex="normal"/>
    </style:style>
    <style:style style:name="T47" style:family="text">
      <style:text-properties fo:font-style="normal" officeooo:rsid="0036d472" style:font-style-asian="normal" style:font-name-complex="Courier New" style:font-style-complex="normal"/>
    </style:style>
    <style:style style:name="T48" style:family="text">
      <style:text-properties fo:font-style="normal" officeooo:rsid="008a6158" style:font-style-asian="normal" style:font-name-complex="Courier New" style:font-style-complex="normal"/>
    </style:style>
    <style:style style:name="T49" style:family="text">
      <style:text-properties officeooo:rsid="00933a09"/>
    </style:style>
    <style:style style:name="T50" style:family="text">
      <style:text-properties officeooo:rsid="0090f4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11">基本信息</text:p>
      <text:p text:style-name="P1">姚延嗣 （男，1982年生）</text:p>
      <text:p text:style-name="P7">毕业院校: 首都师范大学（硕士），河南工业大学（<text:span text:style-name="T34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1">职业技能</text:p>
      <text:p text:style-name="P8">开发语言： C/C++, <text:span text:style-name="T30">P</text:span>ython, <text:span text:style-name="T30">S</text:span>hell, <text:span text:style-name="T30">P</text:span>erl, x86<text:span text:style-name="T49">ASM</text:span></text:p>
      <text:p text:style-name="P8">开发工具： MSVC, <text:span text:style-name="T41">CodeBlocks</text:span>, <text:span text:style-name="T30">CM</text:span>ake, <text:span text:style-name="T30">SVN</text:span>/<text:span text:style-name="T30">G</text:span>it, <text:span text:style-name="T42">Jude, </text:span>MayaAPI/mel, OpenCollada, OpenGL/GLSL, OGRE, ODE, PhysX, Bullet, <text:span text:style-name="T50">MASM</text:span></text:p>
      <text:p text:style-name="P6">图形图像工具：Maya, Blender, Photoshop</text:p>
      <text:p text:style-name="P1"/>
      <text:p text:style-name="P6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9"/>
      <text:p text:style-name="P11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研发中心</text:span></text:p>
      <text:p text:style-name="P3">职位：<text:span text:style-name="T1">软件工程师</text:span></text:p>
      <text:list xml:id="list4234377239559600332" text:style-name="L1">
        <text:list-item>
          <text:p text:style-name="P14">开发了一款产品级的<text:span text:style-name="T15">M</text:span>aya插件，并负责发布了5个版本<text:span text:style-name="T21">。插件可以导出以下Maya数据:</text:span><text:span text:style-name="T43">Geometry(polygon/nurbs/subdiv/particle/</text:span><text:span text:style-name="T44">nparticle</text:span><text:span text:style-name="T43">/</text:span><text:span text:style-name="T44">hair</text:span><text:span text:style-name="T43">), </text:span><text:span text:style-name="T45">Instance</text:span><text:span text:style-name="T43">, Light(point/area/directional/spot/mesh light/自定义灯光), 常用材质节点(surface shader/displacement shader/shading group/</text:span><text:span text:style-name="T45">texture/</text:span><text:span text:style-name="T43">utility等), 自定义</text:span><text:span text:style-name="T45">shader, </text:span><text:span text:style-name="T46">Shader</text:span><text:span text:style-name="T48">G</text:span><text:span text:style-name="T46">raph,</text:span><text:span text:style-name="T45"> 支持多种渲染方式</text:span><text:span text:style-name="T43">(interactive/IPR/Batch/swatch rendering), </text:span><text:span text:style-name="T45">AOV.</text:span></text:p>
        </text:list-item>
        <text:list-item>
          <text:p text:style-name="P30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1">搭建并维护团队的代码服务器。</text:p>
        </text:list-item>
        <text:list-item>
          <text:p text:style-name="P32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14329433263210" text:continue-numbering="true" text:style-name="L1">
        <text:list-item>
          <text:p text:style-name="P15">开发Maya插件，导出自定义数据<text:span text:style-name="T31">。</text:span></text:p>
        </text:list-item>
        <text:list-item>
          <text:p text:style-name="P15">为<text:span text:style-name="T27">OSG</text:span>引擎开发了龙卷风粒子特效<text:span text:style-name="T31">。</text:span></text:p>
        </text:list-item>
        <text:list-item>
          <text:p text:style-name="P16">精简第三方库ossim<text:span text:style-name="T31">。</text:span></text:p>
        </text:list-item>
      </text:list>
      <text:p text:style-name="P10"/>
      <text:list xml:id="list214329462583452" text:continue-numbering="true" text:style-name="L1">
        <text:list-header>
          <text:p text:style-name="P33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14330218733978" text:continue-numbering="true" text:style-name="L1">
        <text:list-item>
          <text:p text:style-name="P15">基于<text:span text:style-name="T38">R</text:span><text:span text:style-name="T37">ealXtend</text:span>进行二次开发：集成<text:span text:style-name="T38">K</text:span><text:span text:style-name="T37">inect</text:span>(客户端和服务端)，集成<text:span text:style-name="T37">OgreHaptics</text:span>，流体曲面重建，UI汉化等<text:span text:style-name="T31">。</text:span></text:p>
        </text:list-item>
        <text:list-item>
          <text:p text:style-name="P15">将<text:span text:style-name="T27">B</text:span>lender的GPU渲染器(<text:span text:style-name="T38">C</text:span><text:span text:style-name="T37">ycles</text:span>)和并行渲染中间件<text:span text:style-name="T38">E</text:span><text:span text:style-name="T37">qualizer</text:span>结合起来<text:span text:style-name="T31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oft-page-break/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14329176112086" text:continue-numbering="true" text:style-name="L1">
        <text:list-item>
          <text:p text:style-name="P17">开发了Maya口型同步(lip-sync)插件的核心模块。</text:p>
          <text:p text:style-name="P17">（该插件已由公司申请软件著作权：软著登字第0183406号）</text:p>
        </text:list-item>
        <text:list-item>
          <text:p text:style-name="P18">为R<text:span text:style-name="T35">edboard</text:span>公司开发了一款产品级的<text:span text:style-name="T29">M</text:span>aya导出3ds格式的插件<text:span text:style-name="T31">。</text:span></text:p>
        </text:list-item>
        <text:list-item>
          <text:p text:style-name="P18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8">程序纹理：将2D <text:span text:style-name="T28">N</text:span>urbs曲线的封闭区域投影到纹理上<text:span text:style-name="T31">。</text:span></text:p>
        </text:list-item>
        <text:list-item>
          <text:p text:style-name="P18">分析流程里某些耗时的环节，重写了某些mel函数，使得某些生成环节的效率提高了10～20倍<text:span text:style-name="T31">。</text:span></text:p>
        </text:list-item>
        <text:list-item>
          <text:p text:style-name="P18">不同角色的表情动画的映射；实现了论文《A System to Reuse Facial Rigs and Animations》的核心模块<text:span text:style-name="T31">。</text:span></text:p>
        </text:list-item>
        <text:list-item>
          <text:p text:style-name="P18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8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8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14329878440657" text:continue-numbering="true" text:style-name="L1">
        <text:list-item>
          <text:p text:style-name="P19">参与开发《涂鸦世界》虚拟社区(二期)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14328191678082" text:continue-numbering="true" text:style-name="L1">
        <text:list-item>
          <text:p text:style-name="P19">参与开发自动化测试工具<text:span text:style-name="T31">。</text:span></text:p>
        </text:list-item>
      </text:list>
      <text:p text:style-name="P1"/>
      <text:p text:style-name="P1"/>
      <text:p text:style-name="P11">创建和参与的开源项目</text:p>
      <text:list xml:id="list214328783189839" text:continue-numbering="true" text:style-name="L1">
        <text:list-item>
          <text:p text:style-name="P13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8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5">角色：项目发起者</text:p>
          <text:p text:style-name="P20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20"/>
        </text:list-item>
        <text:list-item>
          <text:p text:style-name="P21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5">角色：项目发起者</text:p>
          <text:p text:style-name="P21">基于ColladaMaya重构了<text:span text:style-name="T32">M</text:span>aya导出插件<text:span text:style-name="T31">。</text:span></text:p>
          <text:p text:style-name="P21"/>
        </text:list-item>
        <text:list-item>
          <text:p text:style-name="P20"><text:span text:style-name="T29">GP</text:span>Export（<text:a xlink:type="simple" xlink:href="http://code.google.com/p/gpexport/">http://code.google.com/p/gpexport/</text:a>）</text:p>
          <text:p text:style-name="P25">角色：开发者</text:p>
          <text:p text:style-name="P20">参与维护这个轻量级的<text:span text:style-name="T29">M</text:span>aya导出插件<text:span text:style-name="T25">。</text:span></text:p>
          <text:p text:style-name="P20"/>
        </text:list-item>
        <text:list-item>
          <text:p text:style-name="P26">Simple Cloth Simulation</text:p>
          <text:p text:style-name="P22">（<text:a xlink:type="simple" xlink:href="http://blog.csdn.net/yaoyansi/archive/2007/09/05/1774002.aspx">http://blog.csdn.net/yaoyansi/archive/2007/09/05/1774002.aspx</text:a>）</text:p>
          <text:p text:style-name="P25">角色：项目发起者</text:p>
          <text:p text:style-name="P23"><text:span text:style-name="T36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4"/>
        </text:list-item>
        <text:list-item>
          <text:p text:style-name="P29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7">角色：开发者</text:p>
          <text:p text:style-name="P21"><text:soft-page-break/><text:span text:style-name="T24">参与维护，并</text:span>用lib3ds简化了OpenCollada导出3ds格式的流程<text:span text:style-name="T31">。</text:span></text:p>
          <text:p text:style-name="P20"/>
        </text:list-item>
        <text:list-item>
          <text:p text:style-name="P20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5">角色：开发者</text:p>
          <text:p text:style-name="P28"><text:span text:style-name="T4">用</text:span><text:span text:style-name="T6">M</text:span><text:span text:style-name="T4">eta-ball算法建立流体曲面</text:span><text:span text:style-name="T7">。</text:span></text:p>
          <text:p text:style-name="P37"/>
        </text:list-item>
      </text:list>
      <text:p text:style-name="P1"/>
      <text:p text:style-name="P11">相关研究</text:p>
      <text:list xml:id="list214330043577470" text:continue-numbering="true" text:style-name="L1">
        <text:list-item>
          <text:p text:style-name="P34">硕士论文：《虚拟环境下3D鼠标操作的研究与实现》</text:p>
        </text:list-item>
        <text:list-item>
          <text:p text:style-name="P34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14330164372220" text:continue-numbering="true" text:style-name="L1">
        <text:list-item>
          <text:p text:style-name="P35">工作负责，细心<text:span text:style-name="T33">；</text:span>学习能力强，有良好的分析问题和解决问题的能力；</text:p>
        </text:list-item>
        <text:list-item>
          <text:p text:style-name="P36">有良好的质量意识；在开发过程中总能想到一些办法以降低维护成本；</text:p>
        </text:list-item>
        <text:list-item>
          <text:p text:style-name="P36">对代码重构有自己的理解和实践；</text:p>
        </text:list-item>
        <text:list-item>
          <text:p text:style-name="P35"><text:span text:style-name="T39">乐于评估和学习新的</text:span><text:span text:style-name="T14">、</text:span><text:span text:style-name="T39">主流的技术</text:span><text:span text:style-name="T14">、开源库；</text:span></text:p>
        </text:list-item>
      </text:list>
      <text:p text:style-name="P12"/>
      <text:p text:style-name="P1"/>
      <text:list xml:id="list214329768441250" text:continue-numbering="true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9T21:43:28.061830396</dc:date>
    <meta:editing-duration>PT10H16M2S</meta:editing-duration>
    <meta:editing-cycles>162</meta:editing-cycles>
    <dc:creator>user0 </dc:creator>
    <meta:document-statistic meta:table-count="0" meta:image-count="0" meta:object-count="0" meta:page-count="3" meta:paragraph-count="92" meta:word-count="1369" meta:character-count="2647" meta:non-whitespace-character-count="2527"/>
  </office:meta>
</office:document-meta>
</file>